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fo:margin-top="0cm" fo:margin-bottom="0cm" loext:contextual-spacing="false"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fo:margin-top="0cm" fo:margin-bottom="0cm" loext:contextual-spacing="false" style:line-height-at-least="0.503cm"/>
    </style:style>
    <style:style style:name="P4" style:family="paragraph" style:parent-style-name="Standard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20a89" officeooo:paragraph-rsid="00020a89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d4d4d4" style:text-line-through-style="none" style:text-line-through-type="none" style:text-position="0% 100%" style:font-name="Droid Sans Mono" fo:font-size="10.5pt" fo:font-style="normal" style:text-underline-style="none" fo:font-weight="normal" officeooo:rsid="00040aff" officeooo:paragraph-rsid="00040aff" fo:background-color="#1e1e1e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color="#d4d4d4" style:font-name="Droid Sans Mono" fo:font-size="10.5pt" fo:font-weight="normal" officeooo:paragraph-rsid="00020a89" fo:background-color="#1e1e1e"/>
    </style:style>
    <style:style style:name="P7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20a89" officeooo:paragraph-rsid="00020a89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40aff" officeooo:paragraph-rsid="00040aff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72c26" officeooo:paragraph-rsid="00072c26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72c26" officeooo:paragraph-rsid="00077dd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77dd3" officeooo:paragraph-rsid="00077dd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72c26" officeooo:paragraph-rsid="00072c26" fo:background-color="#ffff00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72c26" officeooo:paragraph-rsid="00077dd3" fo:background-color="#81d41a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77dd3" officeooo:paragraph-rsid="00077dd3" fo:background-color="#81d41a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937b0" officeooo:paragraph-rsid="000937b0" fo:background-color="#81d41a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40aff" officeooo:paragraph-rsid="00040aff" fo:background-color="#ff8000" style:font-name-asian="Calibri1" style:font-size-asian="11pt" style:font-style-asian="normal" style:font-weight-asian="normal" style:font-name-complex="Calibri1" style:font-size-complex="11pt"/>
    </style:style>
    <style:style style:name="P18" style:family="paragraph" style:parent-style-name="normal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72c26" officeooo:paragraph-rsid="00072c26" fo:background-color="#ff8000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normal">
      <loext:graphic-properties draw:fill="none" draw:fill-color="#ffffff"/>
      <style:paragraph-properties fo:margin-left="1.27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normal">
      <style:text-properties officeooo:rsid="0005801c" officeooo:paragraph-rsid="0005801c"/>
    </style:style>
    <style:style style:name="P21" style:family="paragraph" style:parent-style-name="normal">
      <style:text-properties fo:background-color="#81d41a"/>
    </style:style>
    <style:style style:name="P22" style:family="paragraph" style:parent-style-name="normal">
      <style:text-properties fo:background-color="#ff8000"/>
    </style:style>
    <style:style style:name="P23" style:family="paragraph" style:parent-style-name="Standard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808080" style:text-line-through-style="none" style:text-line-through-type="none" style:text-position="0% 100%" style:font-name="Droid Sans Mono" fo:font-size="10.5pt" fo:font-style="normal" style:text-underline-style="none" fo:font-weight="normal" officeooo:rsid="00020a89" officeooo:paragraph-rsid="00020a89" fo:background-color="#1e1e1e" style:font-name-asian="Calibri1" style:font-size-asian="11pt" style:font-style-asian="normal" style:font-weight-asian="normal" style:font-name-complex="Calibri1" style:font-size-complex="11pt"/>
    </style:style>
    <style:style style:name="P24" style:family="paragraph" style:parent-style-name="Standard" style:master-page-name="Standard">
      <style:paragraph-properties fo:text-align="start" style:justify-single-word="false" style:page-number="1"/>
      <style:text-properties officeooo:paragraph-rsid="000a39b4"/>
    </style:style>
    <style:style style:name="P25" style:family="paragraph" style:parent-style-name="normal">
      <style:text-properties fo:font-size="16pt" fo:background-color="#ff8000" style:font-size-asian="16pt" style:font-size-complex="16pt"/>
    </style:style>
    <style:style style:name="P26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08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fo:font-variant="normal" fo:text-transform="none" fo:color="#808080" style:text-line-through-style="none" style:text-line-through-type="none" style:text-position="0% 100%" fo:font-style="normal" style:text-underline-style="none" officeooo:rsid="00020a89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569cd6" style:text-line-through-style="none" style:text-line-through-type="none" style:text-position="0% 100%" fo:font-style="normal" style:text-underline-style="none" officeooo:rsid="00020a89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6a9955" style:text-line-through-style="none" style:text-line-through-type="none" style:text-position="0% 100%" fo:font-style="normal" style:text-underline-style="none" officeooo:rsid="00020a89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020a89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officeooo:rsid="0003ca7a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77dd3" fo:background-color="#ffff00" loext:char-shading-value="0"/>
    </style:style>
    <style:style style:name="T8" style:family="text">
      <style:text-properties fo:color="#808080"/>
    </style:style>
    <style:style style:name="T9" style:family="text">
      <style:text-properties fo:color="#569cd6"/>
    </style:style>
    <style:style style:name="T10" style:family="text">
      <style:text-properties fo:color="#ce9178"/>
    </style:style>
    <style:style style:name="T11" style:family="text">
      <style:text-properties fo:color="#6a9955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77dd3"/>
    </style:style>
    <style:style style:name="T14" style:family="text">
      <style:text-properties fo:background-color="#81d41a" loext:char-shading-value="0"/>
    </style:style>
    <style:style style:name="T15" style:family="text">
      <style:text-properties officeooo:rsid="00077dd3" fo:background-color="#81d41a" loext:char-shading-value="0"/>
    </style:style>
    <style:style style:name="T16" style:family="text">
      <style:text-properties officeooo:rsid="0003ca7a" fo:background-color="#81d41a" loext:char-shading-value="0"/>
    </style:style>
    <style:style style:name="T17" style:family="text">
      <style:text-properties officeooo:rsid="000830ed"/>
    </style:style>
    <style:style style:name="T18" style:family="text">
      <style:text-properties officeooo:rsid="000a39b4"/>
    </style:style>
    <style:style style:name="T19" style:family="text">
      <style:text-properties fo:font-size="20pt" style:text-underline-style="solid" style:text-underline-width="auto" style:text-underline-color="font-color" officeooo:rsid="00041421" style:font-size-asian="17.5pt" style:font-size-complex="20pt"/>
    </style:style>
    <style:style style:name="T20" style:family="text">
      <style:text-properties fo:font-size="20pt" style:text-underline-style="solid" style:text-underline-width="auto" style:text-underline-color="font-color" officeooo:rsid="000a39b4" style:font-size-asian="17.5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9">Curso Javascript: Módulo B – Aula </text:span><text:span text:style-name="T20">06 </text:span></text:p>
      <text:p text:style-name="P25">Tratamento de Dados</text:p>
      <text:p text:style-name="normal">A aula começa com 4 perguntas.</text:p>
      <text:p text:style-name="normal"><text:span text:style-name="T14">- O que é uma Variável?</text:span> R: Uma variável é um compartimento de memória dentro do código, onde se armazenam valores, e para criar uma, deve-se nomear a Var, e definir seu tipo.</text:p>
      <text:p text:style-name="normal"><text:span text:style-name="T14">- Como declarar uma Variável numérica inteira ou real usando Js? Isso é possível?</text:span> R: Em Javascript não é necessário declarar variáveis numéricas separando entre Inteiro e Real, basta declarar como Number. Também é possível converter para Inteiro ou Real com Number(n).parseInt() (Inteiro) / Number(n).parseFloat (Real)</text:p>
      <text:p text:style-name="normal"><text:span text:style-name="T14">- Oque são, é quais os tipos primitivos do Javascript?</text:span> R: Javascript tem 3 tipos primitivos primordiais, eles são: String(caracteres), Number(Numerais), Boolean(Lógicos [T/F]).Além disso, há Null, Undefined, Object, Function e <text:s/>Symbol.</text:p>
      <text:p text:style-name="normal"><text:span text:style-name="T14">- Oque significa colocar o valor nulo dentro de uma Variável?</text:span> R: ao declarar uma Variável do tipo Null, você mantém a mesma vazia, sem um valor declarado, porém, tecnicamente, contém o valor null.</text:p>
      <text:p text:style-name="P20">Dica pra Abrir o Terminal:</text:p>
      <text:p text:style-name="P20"><text:span text:style-name="T6">“Ctrl” + “Shift” + “`”</text:span> ← Abre o Terminal pelo VS Code</text:p>
      <text:p text:style-name="P20"><text:span text:style-name="T6">node</text:span> ← Chama o node pelo terminal</text:p>
      <text:p text:style-name="normal">Comentário no Código:</text:p>
      <text:p text:style-name="P21">/*Comentário*/ - Javascript</text:p>
      <text:p text:style-name="P21">/*Comentário*/ - <text:span text:style-name="T17">CSS</text:span></text:p>
      <text:p text:style-name="P21">&lt;!--Comentário--&gt; - Html</text:p>
      <text:p text:style-name="normal">A aula começa com uma explicação de um comando aprendido na última aula, window.prompt(“Qual é seu nome? “). O objetivo é reaproveitar a resposta recebida do usuário na pergunta do Prompt. </text:p>
      <text:p text:style-name="P22">Declarando a variável:</text:p>
      <text:list xml:id="list2447825081" text:style-name="WWNum1">
        <text:list-item>
          <text:p text:style-name="P26">- var nome = window.prompt(‘Qual é o seu nome?’) /* Assim vc faz a pergunta, e armazena a resposta já vinculada como o valor de uma Variável. */</text:p>
        </text:list-item>
        <text:list-item>
          <text:p text:style-name="P26">window.alert(‘Muito prazer, ‘ + nome + ‘!’ ) /* o sinal + aqui faz uma concatenação.</text:p>
        </text:list-item>
      </text:list>
      <text:p text:style-name="P19">// o sinal + tratando duas variáveis Number, resulta em Adição. </text:p>
      <text:p text:style-name="P7">// o sinal + tratando duas variáveis Strings, resulta em concatenação.</text:p>
      <text:p text:style-name="P8"><text:span text:style-name="T6">Number:</text:span> Reconhece qualquer número.</text:p>
      <text:p text:style-name="P8"><text:span text:style-name="T6">Number.parseInt(n)</text:span> – converte/recebe numero inteiro </text:p>
      <text:p text:style-name="P8"><text:soft-page-break/><text:span text:style-name="T6">Number.parseFloat(n)</text:span> – converte/recebe numero real</text:p>
      <text:p text:style-name="P8"><text:span text:style-name="T6">String(n)</text:span> – Converte pra String</text:p>
      <text:p text:style-name="P8"><text:span text:style-name="T6">(n).toString()</text:span> - Também converte pra string</text:p>
      <text:p text:style-name="P4"/>
      <text:p text:style-name="P8">&gt; var nome = "Yuri"</text:p>
      <text:p text:style-name="P8">undefined</text:p>
      <text:p text:style-name="P8">&gt; var idade = "19"</text:p>
      <text:p text:style-name="P8">undefined</text:p>
      <text:p text:style-name="P8">&gt; var nota = "10.0"</text:p>
      <text:p text:style-name="P8">undefined</text:p>
      <text:p text:style-name="P8">&gt; 'O aluno ' + nome +', ' + idade + ' de idade, teve nota: ' + nota <text:span text:style-name="T5">← </text:span><text:span text:style-name="T16">Concatenação</text:span></text:p>
      <text:p text:style-name="P8">'O aluno Yuri, 19 de idade, teve nota: 10.0'</text:p>
      <text:p text:style-name="P8">&gt; 'O aluno ${nome}' /* <text:span text:style-name="T5">deve-se abrir a sentença com crase``, por isso terminal não reconheceu.</text:span></text:p>
      <text:p text:style-name="P8">'O aluno ${nome}'</text:p>
      <text:p text:style-name="P8">&gt; ` O aluno <text:span text:style-name="T6">${</text:span><text:span text:style-name="T14">nome</text:span><text:span text:style-name="T6">}</text:span>, de ${idade}, teve nota: ${nota} <text:s/>` <text:span text:style-name="T5">← </text:span><text:span text:style-name="T16">Template String</text:span></text:p>
      <text:p text:style-name="P8">' O aluno Yuri, de 19 <text:span text:style-name="T5">anos</text:span>, teve nota: 10.0 <text:s/>'</text:p>
      <text:p text:style-name="P6"><text:span text:style-name="T1">&lt;</text:span><text:span text:style-name="T2">script</text:span><text:span text:style-name="T1">&gt;</text:span><text:span text:style-name="T4"> </text:span><text:span text:style-name="T3">/* Aqui começa meu primeiro Script, vou declarar duas variáveis que recebem o log do prompt.*/</text:span></text:p>
      <text:p text:style-name="P3"/>
      <text:p text:style-name="P1"><text:span text:style-name="T9">var</text:span> n1 = Number(window.prompt(<text:span text:style-name="T10">'Digite um número...'</text:span>))<text:span text:style-name="T11">/*Tela com log de resposta pra receber dados*/</text:span></text:p>
      <text:p text:style-name="P1"><text:span text:style-name="T9">var</text:span> n2 = Number(window.prompt(<text:span text:style-name="T10">"Digite outro número..."</text:span>))</text:p>
      <text:p text:style-name="P1"><text:span text:style-name="T9">var</text:span> s = n1 + n2</text:p>
      <text:p text:style-name="P1">window.alert(<text:span text:style-name="T10">`A soma de </text:span><text:span text:style-name="T9">${</text:span>n1<text:span text:style-name="T9">}</text:span><text:span text:style-name="T10"> e </text:span><text:span text:style-name="T9">${</text:span>n2<text:span text:style-name="T9">}</text:span><text:span text:style-name="T10"> é igual a </text:span><text:span text:style-name="T9">${</text:span>s<text:span text:style-name="T9">}</text:span><text:span text:style-name="T10">`</text:span>)</text:p>
      <text:p text:style-name="P2">/* window.alert("A soma dos números é:" + s.toString()) - Também posso converter pra String com String(s)*/</text:p>
      <text:p text:style-name="P3"/>
      <text:p text:style-name="P1"><text:span text:style-name="T8">&lt;/</text:span><text:span text:style-name="T9">script</text:span><text:span text:style-name="T8">&gt;</text:span></text:p>
      <text:p text:style-name="P23"/>
      <text:p text:style-name="P8"/>
      <text:p text:style-name="P17">Outros Comandos:</text:p>
      <text:p text:style-name="P9">var s = ‘Javascript’</text:p>
      <text:p text:style-name="P9"><text:span text:style-name="T14">s</text:span><text:span text:style-name="T6">.lenght </text:span>← Comprimento da String ( quantos caracteres na String )</text:p>
      <text:p text:style-name="P9"><text:span text:style-name="T14">s</text:span><text:span text:style-name="T6">.toUpperCase( )</text:span> ← Tudo pra letra maiúscula</text:p>
      <text:p text:style-name="P9"><text:soft-page-break/><text:span text:style-name="T14">s</text:span><text:span text:style-name="T6">.toLowerCase ( )</text:span> ← Tudo pra letra minúscula</text:p>
      <text:p text:style-name="P5"><text:span text:style-name="T8">&lt;</text:span><text:span text:style-name="T9">script</text:span><text:span text:style-name="T8">&gt;</text:span></text:p>
      <text:p text:style-name="P1"><text:span text:style-name="T9">var</text:span> nome = window.prompt(<text:span text:style-name="T10">'Qual é o seu nome?'</text:span>)</text:p>
      <text:p text:style-name="P1">document.write(<text:span text:style-name="T10">`Olá </text:span><text:span text:style-name="T9">${</text:span>nome<text:span text:style-name="T9">}</text:span><text:span text:style-name="T10">! Seu nome tem </text:span><text:span text:style-name="T9">${</text:span>nome.length<text:span text:style-name="T9">}</text:span><text:span text:style-name="T10"> letras!&lt;br/&gt;`</text:span>)</text:p>
      <text:p text:style-name="P1">document.write(<text:span text:style-name="T10">`Seu nome em maiúsculas é:</text:span><text:span text:style-name="T9">${</text:span>nome.toUpperCase()<text:span text:style-name="T9">}</text:span><text:span text:style-name="T10">&lt;br/&gt;`</text:span>)</text:p>
      <text:p text:style-name="P1">document.write(<text:span text:style-name="T10">`Seu nome em minúsculas é:</text:span><text:span text:style-name="T9">${</text:span>nome.toLowerCase()<text:span text:style-name="T9">}</text:span><text:span text:style-name="T10">`</text:span>)</text:p>
      <text:p text:style-name="P1"><text:span text:style-name="T8">&lt;/</text:span><text:span text:style-name="T9">script</text:span><text:span text:style-name="T8">&gt;</text:span></text:p>
      <text:p text:style-name="P9"/>
      <text:p text:style-name="P18">Tratamento de Numerais e Operações Aritméticas:</text:p>
      <text:p text:style-name="P10">$ node</text:p>
      <text:p text:style-name="P10">Welcome to Node.js v12.19.0.</text:p>
      <text:p text:style-name="P10">&gt; var n1 = 1350.5</text:p>
      <text:p text:style-name="P13">&gt;<text:span text:style-name="T14"> n1</text:span>.toFixed(<text:span text:style-name="T14">2</text:span>) <text:span text:style-name="T12">← Aumenta a casa Decimal de um número</text:span> <text:s text:c="15"/></text:p>
      <text:p text:style-name="P10">'1350.50'</text:p>
      <text:p text:style-name="P10">&gt; n1.toFixed(5)</text:p>
      <text:p text:style-name="P10">'1350.50000'</text:p>
      <text:p text:style-name="P11">&gt; n1.toFixed(<text:span text:style-name="T13">2</text:span>)<text:span text:style-name="T6">.</text:span><text:span text:style-name="T7">replace(“</text:span><text:span text:style-name="T15">.</text:span><text:span text:style-name="T7">”,”</text:span><text:span text:style-name="T15">,</text:span><text:span text:style-name="T7">”) </text:span>← <text:span text:style-name="T13">Substitui o . pela , no tratamento de numerais.</text:span></text:p>
      <text:p text:style-name="P11">‘1350,5<text:span text:style-name="T13">0’</text:span></text:p>
      <text:p text:style-name="P11">&gt; <text:span text:style-name="T14">n</text:span><text:span text:style-name="T15">1</text:span><text:span text:style-name="T6">.toLocaleString('</text:span><text:span text:style-name="T14">pt-BR</text:span><text:span text:style-name="T6">', { style: '</text:span><text:span text:style-name="T14">currency</text:span><text:span text:style-name="T6">', </text:span><text:span text:style-name="T14">currency</text:span><text:span text:style-name="T6">: '</text:span><text:span text:style-name="T14">BRL</text:span><text:span text:style-name="T6">'})</text:span> </text:p>
      <text:p text:style-name="P14">'R$1,350.50'</text:p>
      <text:p text:style-name="P12">← Serve pra converter o numeral pra moeda BRL, o Real Brasileiro.</text:p>
      <text:p text:style-name="P12">Um comano avançado , sem um objetivo pra mim no momento, mas é importante conhecer sua estrutura, por ser complexo.</text:p>
      <text:p text:style-name="P12">&gt; n2.toLocaleString('pt-BR', { style: 'currency', currency: '<text:span text:style-name="T14">JPY</text:span>'}) </text:p>
      <text:p text:style-name="P15">'¥1,351'</text:p>
      <text:p text:style-name="P12">&gt; n2.toLocaleString('pt-BR', { style: 'currency', currency: '<text:span text:style-name="T14">USD</text:span>'}) </text:p>
      <text:p text:style-name="P15">'$1,350.50'</text:p>
      <text:p text:style-name="P15"/>
      <text:p text:style-name="P16">Aula 06 Encerrada</text:p>
      <text:p text:style-name="P11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5:16:00</meta:creation-date>
    <meta:initial-creator>Yuri Zaveri</meta:initial-creator>
    <meta:generator>LibreOffice/6.4.6.2$Linux_X86_64 LibreOffice_project/40$Build-2</meta:generator>
    <dc:date>2020-12-15T00:39:35.171277815</dc:date>
    <meta:editing-duration>PT1H10M26S</meta:editing-duration>
    <meta:editing-cycles>3</meta:editing-cycles>
    <meta:document-statistic meta:table-count="0" meta:image-count="0" meta:object-count="0" meta:page-count="3" meta:paragraph-count="74" meta:word-count="644" meta:character-count="4061" meta:non-whitespace-character-count="3465"/>
  </office:meta>
</office:document-meta>
</file>